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0.2169in">
            <draw:object draw:notify-on-update-of-ranges="Sheet1.A2:Sheet1.A22 Sheet1.B2:Sheet1.B22 Sheet1.A2:Sheet1.A22 Sheet1.C2:Sheet1.C22 Sheet1.A2:Sheet1.A22 Sheet1.D2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24in" svg:height="3.5413in" svg:x="3.7303in" svg:y="3.9256in">
            <draw:object draw:notify-on-update-of-ranges="Sheet1.A2:Sheet1.A22 Sheet1.B2:Sheet1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hfd</text:p>
          </table:table-cell>
          <table:table-cell office:value-type="string" calcext:value-type="string">
            <text:p>Fwhm-horz</text:p>
          </table:table-cell>
          <table:table-cell office:value-type="string" calcext:value-type="string">
            <text:p>Fwhm-ve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579" calcext:value-type="float">
            <text:p>12.0579</text:p>
          </table:table-cell>
          <table:table-cell table:number-columns-repeated="2" office:value-type="float" office:value="1.66036" calcext:value-type="float">
            <text:p>1.660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.7411" calcext:value-type="float">
            <text:p>11.7411</text:p>
          </table:table-cell>
          <table:table-cell table:number-columns-repeated="2" office:value-type="float" office:value="-1.21275" calcext:value-type="float">
            <text:p>-1.212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.3602" calcext:value-type="float">
            <text:p>11.3602</text:p>
          </table:table-cell>
          <table:table-cell table:number-columns-repeated="2" office:value-type="float" office:value="5.81078" calcext:value-type="float">
            <text:p>5.8107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.1278" calcext:value-type="float">
            <text:p>11.1278</text:p>
          </table:table-cell>
          <table:table-cell table:number-columns-repeated="2" office:value-type="float" office:value="220.913" calcext:value-type="float">
            <text:p>220.91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.8751" calcext:value-type="float">
            <text:p>10.8751</text:p>
          </table:table-cell>
          <table:table-cell table:number-columns-repeated="2" office:value-type="float" office:value="14.2628" calcext:value-type="float">
            <text:p>14.26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.81064" calcext:value-type="float">
            <text:p>9.81064</text:p>
          </table:table-cell>
          <table:table-cell table:number-columns-repeated="2" office:value-type="float" office:value="15.8327" calcext:value-type="float">
            <text:p>15.832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.60754" calcext:value-type="float">
            <text:p>9.60754</text:p>
          </table:table-cell>
          <table:table-cell table:number-columns-repeated="2" office:value-type="float" office:value="6.73515" calcext:value-type="float">
            <text:p>6.73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9.11048" calcext:value-type="float">
            <text:p>9.11048</text:p>
          </table:table-cell>
          <table:table-cell table:number-columns-repeated="2" office:value-type="float" office:value="7.33495" calcext:value-type="float">
            <text:p>7.3349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.28846" calcext:value-type="float">
            <text:p>8.28846</text:p>
          </table:table-cell>
          <table:table-cell table:number-columns-repeated="2" office:value-type="float" office:value="6.61879" calcext:value-type="float">
            <text:p>6.6187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.25657" calcext:value-type="float">
            <text:p>7.25657</text:p>
          </table:table-cell>
          <table:table-cell table:number-columns-repeated="2" office:value-type="float" office:value="5.83385" calcext:value-type="float">
            <text:p>5.833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83101" calcext:value-type="float">
            <text:p>6.83101</text:p>
          </table:table-cell>
          <table:table-cell table:number-columns-repeated="2" office:value-type="float" office:value="5.15492" calcext:value-type="float">
            <text:p>5.1549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6.62107" calcext:value-type="float">
            <text:p>6.62107</text:p>
          </table:table-cell>
          <table:table-cell table:number-columns-repeated="2" office:value-type="float" office:value="3.7786" calcext:value-type="float">
            <text:p>3.778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6.83686" calcext:value-type="float">
            <text:p>6.83686</text:p>
          </table:table-cell>
          <table:table-cell table:number-columns-repeated="2" office:value-type="float" office:value="4.18962" calcext:value-type="float">
            <text:p>4.1896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.00818" calcext:value-type="float">
            <text:p>8.00818</text:p>
          </table:table-cell>
          <table:table-cell table:number-columns-repeated="2" office:value-type="float" office:value="3.44841" calcext:value-type="float">
            <text:p>3.4484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6.71039" calcext:value-type="float">
            <text:p>6.71039</text:p>
          </table:table-cell>
          <table:table-cell table:number-columns-repeated="2" office:value-type="float" office:value="4.43396" calcext:value-type="float">
            <text:p>4.4339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0742" calcext:value-type="float">
            <text:p>7.0742</text:p>
          </table:table-cell>
          <table:table-cell table:number-columns-repeated="2" office:value-type="float" office:value="5.08105" calcext:value-type="float">
            <text:p>5.0810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.15813" calcext:value-type="float">
            <text:p>8.15813</text:p>
          </table:table-cell>
          <table:table-cell table:number-columns-repeated="2" office:value-type="float" office:value="7.17946" calcext:value-type="float">
            <text:p>7.1794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.63076" calcext:value-type="float">
            <text:p>8.63076</text:p>
          </table:table-cell>
          <table:table-cell table:number-columns-repeated="2" office:value-type="float" office:value="8.18291" calcext:value-type="float">
            <text:p>8.18291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.42721" calcext:value-type="float">
            <text:p>9.42721</text:p>
          </table:table-cell>
          <table:table-cell table:number-columns-repeated="2" office:value-type="float" office:value="9.6362" calcext:value-type="float">
            <text:p>9.636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9.9751" calcext:value-type="float">
            <text:p>9.9751</text:p>
          </table:table-cell>
          <table:table-cell table:number-columns-repeated="2" office:value-type="float" office:value="9.28869" calcext:value-type="float">
            <text:p>9.2886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.7352" calcext:value-type="float">
            <text:p>10.7352</text:p>
          </table:table-cell>
          <table:table-cell table:number-columns-repeated="2" office:value-type="float" office:value="15.3728" calcext:value-type="float">
            <text:p>15.3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20:59.654468812</meta:creation-date>
    <dc:date>2016-04-07T18:25:51.058459918</dc:date>
    <meta:editing-duration>PT4M51S</meta:editing-duration>
    <meta:editing-cycles>2</meta:editing-cycles>
    <meta:generator>LibreOffice/4.3.3.2$Linux_X86_64 LibreOffice_project/430m0$Build-2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2:Sheet1.D22" svg:x="0.32cm" svg:y="0.18cm" svg:width="12.508cm" svg:height="8.64cm">
          <chartooo:coordinate-region svg:x="1.127cm" svg:y="0.379cm" svg:width="11.23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7" chart:values-cell-range-address="Sheet1.C2:Sheet1.C22" chart:class="chart:scatter">
            <chart:data-point chart:repeated="21"/>
          </chart:series>
          <chart:series chart:style-name="ch8" chart:values-cell-range-address="Sheet1.D2:Sheet1.D2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2.0579">
                <text:p>12.0579</text:p>
                <draw:g>
                  <svg:desc>Sheet1.B2:Sheet1.B22</svg:desc>
                </draw:g>
              </table:table-cell>
              <table:table-cell office:value-type="float" office:value="1.66036">
                <text:p>1.66036</text:p>
                <draw:g>
                  <svg:desc>Sheet1.C2:Sheet1.C22</svg:desc>
                </draw:g>
              </table:table-cell>
              <table:table-cell office:value-type="float" office:value="1.66036">
                <text:p>1.66036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1.7411">
                <text:p>11.7411</text:p>
              </table:table-cell>
              <table:table-cell office:value-type="float" office:value="-1.21275">
                <text:p>-1.21275</text:p>
              </table:table-cell>
              <table:table-cell office:value-type="float" office:value="-1.21275">
                <text:p>-1.21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1.3602">
                <text:p>11.3602</text:p>
              </table:table-cell>
              <table:table-cell office:value-type="float" office:value="5.81078">
                <text:p>5.81078</text:p>
              </table:table-cell>
              <table:table-cell office:value-type="float" office:value="5.81078">
                <text:p>5.81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11.1278">
                <text:p>11.1278</text:p>
              </table:table-cell>
              <table:table-cell office:value-type="float" office:value="220.913">
                <text:p>220.913</text:p>
              </table:table-cell>
              <table:table-cell office:value-type="float" office:value="220.913">
                <text:p>220.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10.8751">
                <text:p>10.8751</text:p>
              </table:table-cell>
              <table:table-cell office:value-type="float" office:value="14.2628">
                <text:p>14.2628</text:p>
              </table:table-cell>
              <table:table-cell office:value-type="float" office:value="14.2628">
                <text:p>14.2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9.81064">
                <text:p>9.81064</text:p>
              </table:table-cell>
              <table:table-cell office:value-type="float" office:value="15.8327">
                <text:p>15.8327</text:p>
              </table:table-cell>
              <table:table-cell office:value-type="float" office:value="15.8327">
                <text:p>15.8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9.60754">
                <text:p>9.60754</text:p>
              </table:table-cell>
              <table:table-cell office:value-type="float" office:value="6.73515">
                <text:p>6.73515</text:p>
              </table:table-cell>
              <table:table-cell office:value-type="float" office:value="6.73515">
                <text:p>6.73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0">
                <text:p>21000</text:p>
              </table:table-cell>
              <table:table-cell office:value-type="float" office:value="9.11048">
                <text:p>9.11048</text:p>
              </table:table-cell>
              <table:table-cell office:value-type="float" office:value="7.33495">
                <text:p>7.33495</text:p>
              </table:table-cell>
              <table:table-cell office:value-type="float" office:value="7.33495">
                <text:p>7.3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0">
                <text:p>24000</text:p>
              </table:table-cell>
              <table:table-cell office:value-type="float" office:value="8.28846">
                <text:p>8.28846</text:p>
              </table:table-cell>
              <table:table-cell office:value-type="float" office:value="6.61879">
                <text:p>6.61879</text:p>
              </table:table-cell>
              <table:table-cell office:value-type="float" office:value="6.61879">
                <text:p>6.61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0">
                <text:p>27000</text:p>
              </table:table-cell>
              <table:table-cell office:value-type="float" office:value="7.25657">
                <text:p>7.25657</text:p>
              </table:table-cell>
              <table:table-cell office:value-type="float" office:value="5.83385">
                <text:p>5.83385</text:p>
              </table:table-cell>
              <table:table-cell office:value-type="float" office:value="5.83385">
                <text:p>5.83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6.83101">
                <text:p>6.83101</text:p>
              </table:table-cell>
              <table:table-cell office:value-type="float" office:value="5.15492">
                <text:p>5.15492</text:p>
              </table:table-cell>
              <table:table-cell office:value-type="float" office:value="5.15492">
                <text:p>5.15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0">
                <text:p>33000</text:p>
              </table:table-cell>
              <table:table-cell office:value-type="float" office:value="6.62107">
                <text:p>6.62107</text:p>
              </table:table-cell>
              <table:table-cell office:value-type="float" office:value="3.7786">
                <text:p>3.7786</text:p>
              </table:table-cell>
              <table:table-cell office:value-type="float" office:value="3.7786">
                <text:p>3.7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0">
                <text:p>36000</text:p>
              </table:table-cell>
              <table:table-cell office:value-type="float" office:value="6.83686">
                <text:p>6.83686</text:p>
              </table:table-cell>
              <table:table-cell office:value-type="float" office:value="4.18962">
                <text:p>4.18962</text:p>
              </table:table-cell>
              <table:table-cell office:value-type="float" office:value="4.18962">
                <text:p>4.18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00">
                <text:p>39000</text:p>
              </table:table-cell>
              <table:table-cell office:value-type="float" office:value="8.00818">
                <text:p>8.00818</text:p>
              </table:table-cell>
              <table:table-cell office:value-type="float" office:value="3.44841">
                <text:p>3.44841</text:p>
              </table:table-cell>
              <table:table-cell office:value-type="float" office:value="3.44841">
                <text:p>3.44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0">
                <text:p>42000</text:p>
              </table:table-cell>
              <table:table-cell office:value-type="float" office:value="6.71039">
                <text:p>6.71039</text:p>
              </table:table-cell>
              <table:table-cell office:value-type="float" office:value="4.43396">
                <text:p>4.43396</text:p>
              </table:table-cell>
              <table:table-cell office:value-type="float" office:value="4.43396">
                <text:p>4.43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0">
                <text:p>45000</text:p>
              </table:table-cell>
              <table:table-cell office:value-type="float" office:value="7.0742">
                <text:p>7.0742</text:p>
              </table:table-cell>
              <table:table-cell office:value-type="float" office:value="5.08105">
                <text:p>5.08105</text:p>
              </table:table-cell>
              <table:table-cell office:value-type="float" office:value="5.08105">
                <text:p>5.08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00">
                <text:p>48000</text:p>
              </table:table-cell>
              <table:table-cell office:value-type="float" office:value="8.15813">
                <text:p>8.15813</text:p>
              </table:table-cell>
              <table:table-cell office:value-type="float" office:value="7.17946">
                <text:p>7.17946</text:p>
              </table:table-cell>
              <table:table-cell office:value-type="float" office:value="7.17946">
                <text:p>7.17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00">
                <text:p>51000</text:p>
              </table:table-cell>
              <table:table-cell office:value-type="float" office:value="8.63076">
                <text:p>8.63076</text:p>
              </table:table-cell>
              <table:table-cell office:value-type="float" office:value="8.18291">
                <text:p>8.18291</text:p>
              </table:table-cell>
              <table:table-cell office:value-type="float" office:value="8.18291">
                <text:p>8.18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00">
                <text:p>54000</text:p>
              </table:table-cell>
              <table:table-cell office:value-type="float" office:value="9.42721">
                <text:p>9.42721</text:p>
              </table:table-cell>
              <table:table-cell office:value-type="float" office:value="9.6362">
                <text:p>9.6362</text:p>
              </table:table-cell>
              <table:table-cell office:value-type="float" office:value="9.6362">
                <text:p>9.6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0">
                <text:p>57000</text:p>
              </table:table-cell>
              <table:table-cell office:value-type="float" office:value="9.9751">
                <text:p>9.9751</text:p>
              </table:table-cell>
              <table:table-cell office:value-type="float" office:value="9.28869">
                <text:p>9.28869</text:p>
              </table:table-cell>
              <table:table-cell office:value-type="float" office:value="9.28869">
                <text:p>9.28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0">
                <text:p>60000</text:p>
              </table:table-cell>
              <table:table-cell office:value-type="float" office:value="10.7352">
                <text:p>10.7352</text:p>
              </table:table-cell>
              <table:table-cell office:value-type="float" office:value="15.3728">
                <text:p>15.3728</text:p>
              </table:table-cell>
              <table:table-cell office:value-type="float" office:value="15.3728">
                <text:p>15.3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96cm" xlink:href=".." xlink:type="simple" chart:class="chart:scatter" chart:style-name="ch1">
        <chart:legend chart:legend-position="end" svg:x="13.157cm" svg:y="4.199cm" style:legend-expansion="high" chart:style-name="ch2"/>
        <chart:plot-area chart:style-name="ch3" table:cell-range-address="Sheet1.A2:Sheet1.B22" svg:x="0.32cm" svg:y="0.179cm" svg:width="12.517cm" svg:height="8.638cm">
          <chartooo:coordinate-region svg:x="0.941cm" svg:y="0.378cm" svg:width="11.43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2.0579">
                <text:p>12.0579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1.7411">
                <text:p>11.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1.3602">
                <text:p>11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11.1278">
                <text:p>11.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10.8751">
                <text:p>10.8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9.81064">
                <text:p>9.81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9.60754">
                <text:p>9.60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00">
                <text:p>21000</text:p>
              </table:table-cell>
              <table:table-cell office:value-type="float" office:value="9.11048">
                <text:p>9.11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0">
                <text:p>24000</text:p>
              </table:table-cell>
              <table:table-cell office:value-type="float" office:value="8.28846">
                <text:p>8.28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0">
                <text:p>27000</text:p>
              </table:table-cell>
              <table:table-cell office:value-type="float" office:value="7.25657">
                <text:p>7.25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6.83101">
                <text:p>6.83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0">
                <text:p>33000</text:p>
              </table:table-cell>
              <table:table-cell office:value-type="float" office:value="6.62107">
                <text:p>6.62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0">
                <text:p>36000</text:p>
              </table:table-cell>
              <table:table-cell office:value-type="float" office:value="6.83686">
                <text:p>6.83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00">
                <text:p>39000</text:p>
              </table:table-cell>
              <table:table-cell office:value-type="float" office:value="8.00818">
                <text:p>8.00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0">
                <text:p>42000</text:p>
              </table:table-cell>
              <table:table-cell office:value-type="float" office:value="6.71039">
                <text:p>6.71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0">
                <text:p>45000</text:p>
              </table:table-cell>
              <table:table-cell office:value-type="float" office:value="7.0742">
                <text:p>7.0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00">
                <text:p>48000</text:p>
              </table:table-cell>
              <table:table-cell office:value-type="float" office:value="8.15813">
                <text:p>8.15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00">
                <text:p>51000</text:p>
              </table:table-cell>
              <table:table-cell office:value-type="float" office:value="8.63076">
                <text:p>8.63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00">
                <text:p>54000</text:p>
              </table:table-cell>
              <table:table-cell office:value-type="float" office:value="9.42721">
                <text:p>9.42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0">
                <text:p>57000</text:p>
              </table:table-cell>
              <table:table-cell office:value-type="float" office:value="9.9751">
                <text:p>9.9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0">
                <text:p>60000</text:p>
              </table:table-cell>
              <table:table-cell office:value-type="float" office:value="10.7352">
                <text:p>10.7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